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3" style:family="paragraph" style:parent-style-name="_5b_Normal_5d_">
      <style:paragraph-properties fo:margin-top="0in" fo:margin-bottom="0in" fo:line-height="100%" fo:text-align="start" style:justify-single-word="false"/>
      <style:text-properties fo:color="#000000" fo:font-size="10.5pt" fo:font-weight="normal" style:font-size-asian="10.5pt" style:font-weight-asian="normal" style:font-size-complex="10.5pt" style:font-weight-complex="normal"/>
    </style:style>
    <style:style style:name="P4"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5" style:family="paragraph" style:parent-style-name="Standard">
      <style:paragraph-properties fo:margin-top="0in" fo:margin-bottom="0in" fo:line-height="100%" fo:text-align="start" style:justify-single-word="false"/>
      <style:text-properties fo:color="#3b3d40" fo:font-size="10.5pt" fo:font-weight="normal" style:font-size-asian="10.5pt" style:font-size-complex="10.5pt"/>
    </style:style>
    <style:style style:name="P6" style:family="paragraph" style:parent-style-name="Standard">
      <style:paragraph-properties fo:margin-top="0in" fo:margin-bottom="0in" fo:line-height="100%"/>
      <style:text-properties style:font-name="Georgia" fo:font-size="10.5pt" style:font-size-asian="10.5pt" style:font-size-complex="10.5pt"/>
    </style:style>
    <style:style style:name="P7"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P8" style:family="paragraph" style:parent-style-name="Standard">
      <style:paragraph-properties fo:margin-top="0in" fo:margin-bottom="0in" fo:line-height="100%" fo:text-align="start" style:justify-single-word="false"/>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9" style:family="paragraph" style:parent-style-name="_5b_Normal_5d_">
      <style:paragraph-properties fo:margin-top="0in" fo:margin-bottom="0in" fo:line-height="100%" fo:text-align="start" style:justify-single-word="false"/>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10" style:family="paragraph" style:parent-style-name="_5b_Normal_5d_">
      <style:paragraph-properties fo:margin-top="0in" fo:margin-bottom="0in" fo:line-height="100%" fo:text-align="start" style:justify-single-word="false"/>
      <style:text-properties fo:color="#000000" fo:font-size="10.5pt" fo:font-weight="normal" style:font-size-asian="10.5pt" style:font-weight-asian="normal" style:font-size-complex="10.5pt" style:font-weight-complex="normal"/>
    </style:style>
    <style:style style:name="P11"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12"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13"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14"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15"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16"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font-variant="normal" fo:text-transform="none" style:font-name="Georgia" fo:letter-spacing="normal" fo:font-style="normal"/>
    </style:style>
    <style:style style:name="T3" style:family="text">
      <style:text-properties fo:color="#000000" style:font-name="Georgia" fo:language="zxx" fo:country="none" style:font-name-asian="Georgia" style:language-asian="zxx" style:country-asian="none" style:font-weight-asian="normal" style:font-name-complex="Georgia" style:language-complex="zxx" style:country-complex="none" style:font-weight-complex="normal"/>
    </style:style>
    <style:style style:name="T4" style:family="text">
      <style:text-properties style:font-name="Georgia"/>
    </style:style>
    <style:style style:name="T5" style:family="text">
      <style:text-properties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6" style:family="text">
      <style:text-properties style:font-name="Georgia" fo:language="zxx" fo:country="none" style:font-name-asian="Georgia" style:language-asian="zxx" style:country-asian="none" style:font-name-complex="Georgia" style:language-complex="zxx" style:country-complex="none"/>
    </style:style>
    <style:style style:name="T7" style:family="text">
      <style:text-properties style:font-name="Georgia" fo:language="zxx" fo:country="none" fo:font-weight="bold" style:font-name-asian="Georgia" style:language-asian="zxx" style:country-asian="none" style:font-weight-asian="bold" style:font-name-complex="Georgia" style:language-complex="zxx" style:country-complex="none" style:font-weight-complex="bold"/>
    </style:style>
    <style:style style:name="T8" style:family="text">
      <style:text-properties style:font-name="Georgia" fo:language="zxx" fo:country="none" style:text-underline-style="solid" style:text-underline-width="auto" style:text-underline-color="font-color" style:font-name-asian="Georgia" style:language-asian="zxx" style:country-asian="none" style:font-name-complex="Georgia" style:language-complex="zxx" style:country-complex="none"/>
    </style:style>
    <style:style style:name="T9" style:family="text">
      <style:text-properties fo:language="zxx" fo:country="none" style:font-name-asian="Georgia" style:language-asian="zxx" style:country-asian="none" style:font-name-complex="Georgia" style:language-complex="zxx" style:country-complex="none"/>
    </style:style>
    <style:style style:name="T10" style:family="text">
      <style:text-properties fo:language="zxx" fo:country="none" fo:font-weight="bold" style:font-name-asian="Georgia" style:language-asian="zxx" style:country-asian="none" style:font-weight-asian="bold" style:font-name-complex="Georgia" style:language-complex="zxx" style:country-complex="none" style:font-weight-complex="bold"/>
    </style:style>
    <style:style style:name="T11" style:family="text">
      <style:text-properties fo:color="#383838" style:font-name="Georgi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ings to do After a Resurrection</text:p>
      <text:p text:style-name="P1"><text:span text:style-name="T1">Read:</text:span> Matthew 28 1-10</text:p>
      <text:p text:style-name="P6"><text:span text:style-name="T1">Text:</text:span> Luke 24:5b -6a: “...<text:span text:style-name="T9">Why seek ye the living among the dead?...</text:span></text:p>
      <text:p text:style-name="P14">He is not here, but is risen...”</text:p>
      <text:p text:style-name="P6"/>
      <text:p text:style-name="P4"><text:span text:style-name="T1">Introduction:</text:span> <text:span text:style-name="T11">On February 27, 1991, at the height of Desert Storm, Ruth Dillow received a message from the Pentagon that no soldier's fam-ily wants to hear. <text:s/>Her son, Clayton Carpenter, had stepped on a land mine in the Persian Gulf and was killed. <text:s/>She wrote, ''I can't begin to des-cribe my grief and shock. <text:s/>It was almost more than I could bear. For three days I wept. <text:s/>For three days I expressed anger and loss. <text:s/>For three days people tried to comfort me, but to no avail because the loss was so great.''</text:span><text:span text:style-name="T4"><text:line-break/> </text:span><text:span text:style-name="T11"><text:s/>After three of the most difficult days of her life, the phone rang. <text:s/>The voice on the other end said, ''Mom, it's me. I'm alive.'' <text:s/>Ruth Dillow said, ''I couldn't believe it at first. <text:s/>But then I recognized his voice, and he really was alive.'' <text:s/>She said, ''I laughed, I cried, I felt like turning cartwheels, because my son whom I had thought was dead, was really alive.'' <text:s/>Then Ruth Dillow said, ''I'm sure none of you can even begin to understand how I felt.'' <text:s/>For most of us she was right. But the disciples would have understood, and Mary Magdalene and Mary, Jesus' mother. <text:s/>They had <text:s/>watched Jesus die on a Roman cross. <text:s/>They had heard him say, ''Father, into thy hands I commend my spirit.'' <text:s/>They saw him take his last breath, and watched as the soldier thrust a spear in his side.</text:span></text:p>
      <text:p text:style-name="P5"><text:span text:style-name="T2"><text:s text:c="2"/></text:span><text:span text:style-name="T3">There were three commands given to the women who found the empty tomb. I plan on talking about each of them this morning.</text:span></text:p>
      <text:p text:style-name="P8"/>
      <text:p text:style-name="P3"><text:span text:style-name="T7">Number 1 is: “Fear not”</text:span><text:span text:style-name="T6"> (vs 5) <text:s/>these women were the first witnesses of the greatest event in world history. <text:s/>What did they have to fear? <text:s/>First they might be tempted to fear their own ears and eyes were lying to them. <text:s/>Second they might be tempted to fear that no one would believe them. <text:s/>They had good reason to fear that the Roman soldiers might try to kill them if they found out that someone else knew what really happened. <text:s/>Finally it would not be an unreasonable fear to be concerned that folks would think they were mentally unbalanced. <text:s/></text:span></text:p>
      <text:p text:style-name="P3"><text:span text:style-name="T6"><text:s text:c="2"/>The best reason not to fear is that the resurection has removed the need for a sacrifice for sin. <text:s/>Sins are now removed by a direct appeal to God the Father through the death, burial and resurrection of Jesus Christ. <text:s/>In the past when one had sinned he would remain in a state of unforgiveness until he could take the day off of work, snatch up a perfect lamb, travel to the Temple and offer the sacrifice necessary for whatever sin he had committed. <text:s/>Meanwhile he lived in a perpetual state of fear that he could die before the proper sacrifice was made and accepted by God. <text:s/></text:span></text:p>
      <text:p text:style-name="P9"/>
      <text:p text:style-name="P2"><text:span text:style-name="T7">Number 2 is “...Come, see the place where the Lord lay...”</text:span><text:span text:style-name="T6"> (vs 6) </text:span></text:p>
      <text:p text:style-name="P15"><text:s text:c="2"/>It was important that these women see with their own eyes <text:s/>that the tomb was empty. <text:s/>It was important that they see the empty spot where Jesus had been laid to rest. <text:s/>Luke's Gospel points out that Jesus folded and left behind his grave clothes. <text:s/>This exposes the lie that someone had stolen His dead body for no thief would take the time to undress a dead body and fold the grave clothes before stealing it. <text:s/>It is important to visually see that Jesus was absent from his own grave.</text:p>
      <text:p text:style-name="P11"><text:s text:c="2"/>The 3 day burial (following the beating and scourging of Jesus) was <text:s/>absolute proof of His death. <text:s/>It's amazing how God designed the death of Christ to prove the resurrection. <text:s/>Without His verifiable death the resurrection would be (forever) in question</text:p>
      <text:p text:style-name="P11"/>
      <text:p text:style-name="P2"><text:span text:style-name="T7">Number 3 is: “...Go quickly, and tell his disciples that He is risen.”</text:span><text:span text:style-name="T6"> (vs.7) <text:s/>Notice that the message of the resurrection was not initially given to the lost, it wasn't told </text:span><text:span text:style-name="T8">first</text:span><text:span text:style-name="T6"> to the scribes and pharisees who crucified Him. <text:s/>The initial message was given to the disciples. <text:s/>Christ had told them that He would rise but they missed the message. <text:s/>The angel reminded the women about what Christ had said about rising in three days and so the disciples were reminded as well. <text:s/></text:span></text:p>
      <text:p text:style-name="P12"><text:span text:style-name="T6"><text:s text:c="2"/>It is the church that needs to be reminded of the resurrection of Christ. The church that has compromised so much that nearly every doctrine is being questioned, not by the world, but by the church. <text:s/>There are many today who find it difficult to talk about the resurrection of Christ. <text:s/>Some cowardly clergy will present it as possibly non literal. <text:s/>They will say that He may have risen spiritually but not literally. <text:s/>What a disgrace that the distinctive doctrine that separates Christianity from all other religions is held in such low regard by men who designate themselves as Biblical scholars. <text:s/>As a agnostic and unbeliever Josh McDowell did a study about the resurrection of Christ and transitioned from agnostic to Biblical apologist as a result of his research. <text:s/>His wrote a best selling book: "More Than a Carpenter." which provides the proof of the resurrection of Christ.</text:span></text:p>
      <text:p text:style-name="P13"><text:span text:style-name="T5"/></text:p>
      <text:p text:style-name="P13"><text:span text:style-name="T10">Conclude:</text:span><text:span text:style-name="T9"> <text:s/>Without the phyical resurrection of Christ from the grave there is no Christianity. <text:s/>A couple of decades ago, in India, an archologist claimed to have located the bones of Buddah. <text:s/>These bones were carried, on an oxcart, from town to town. <text:s/>In each town the residents would line the street and bow as these bones passed by. <text:s/>One Indian Christian, watching from afar, said to his pastor: "If they ever find one bone of Jesus Christ; Christianity will be blown to smithereens." <text:s text:c="2"/>Only the Resurrection of Jesus makes Christianity unique from the religions of the world. <text:s/>Today we don't celebrate a holiday. <text:s/>Easter is the celebration of a Holy Day!</text:span></text:p>
      <text:p text:style-name="P13"><text:span text:style-name="T9"><text:s text:c="2"/>Altar C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7</meta:editing-cycles>
    <meta:creation-date>2014-03-28T17:34:00</meta:creation-date>
    <dc:date>2021-04-03T17:04:19.43</dc:date>
    <meta:editing-duration>P1DT7H34M36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5" meta:word-count="986" meta:character-count="55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